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52525" draw:fill-color="#ffffff" draw:textarea-horizontal-align="justify" draw:textarea-vertical-align="middle" draw:auto-grow-height="false" fo:min-height="13.72cm" fo:min-width="13.47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58cm" draw:shadow="hidden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4.322cm" fo:min-width="4.58cm" draw:shadow="hidden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1.02cm" fo:min-width="4.58cm" draw:shadow="hidden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2.671cm" fo:min-width="4.58cm" draw:shadow="hidden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58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97cm" svg:height="13.97cm" svg:x="0.635cm" svg:y="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xml:id="id1" draw:id="id1" draw:layer="layout" svg:width="5.08cm" svg:height="1.27cm" svg:x="1.905cm" svg:y="2.286cm">
              <text:p text:style-name="P2">Applicat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11" draw:id="id11" draw:layer="layout" svg:width="5.08cm" svg:height="1.27cm" svg:x="1.905cm" svg:y="12.192cm">
              <text:p text:style-name="P2">Physica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3" draw:id="id3" draw:layer="layout" svg:width="5.08cm" svg:height="1.27cm" svg:x="1.905cm" svg:y="5.588cm">
              <text:p text:style-name="P2">Sess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4" draw:id="id4" draw:layer="layout" svg:width="5.08cm" svg:height="1.27cm" svg:x="1.905cm" svg:y="3.937cm">
              <text:p text:style-name="P2">Presentat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xml:id="id2" draw:id="id2" draw:layer="layout" svg:width="5.08cm" svg:height="4.572cm" svg:x="8.255cm" svg:y="2.286cm">
              <text:p text:style-name="P2">Applicat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7" draw:id="id7" draw:layer="layout" svg:width="5.08cm" svg:height="1.27cm" svg:x="1.905cm" svg:y="8.89cm">
              <text:p text:style-name="P2">Networ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5" draw:id="id5" draw:layer="layout" svg:width="5.08cm" svg:height="1.27cm" svg:x="1.905cm" svg:y="7.239cm">
              <text:p text:style-name="P2">Transpor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9" draw:id="id9" draw:layer="layout" svg:width="5.08cm" svg:height="1.27cm" svg:x="1.905cm" svg:y="10.541cm">
              <text:p text:style-name="P2">Data Lin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6" draw:id="id6" draw:layer="layout" svg:width="5.08cm" svg:height="1.27cm" svg:x="8.255cm" svg:y="7.239cm">
              <text:p text:style-name="P2">Transpor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xml:id="id8" draw:id="id8" draw:layer="layout" svg:width="5.08cm" svg:height="1.27cm" svg:x="8.255cm" svg:y="8.89cm">
              <text:p text:style-name="P2">Intern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xml:id="id10" draw:id="id10" draw:layer="layout" svg:width="5.08cm" svg:height="2.921cm" svg:x="8.255cm" svg:y="10.541cm">
              <text:p text:style-name="P2">Lin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4" draw:layer="layout" svg:x1="6.985cm" svg:y1="2.921cm" svg:x2="8.255cm" svg:y2="4.572cm" draw:start-shape="id1" draw:end-shape="id2" svg:d="M6985 2921h635v1651h635" svg:viewBox="0 0 1271 1652">
              <text:p/>
            </draw:connector>
            <draw:connector draw:style-name="gr6" draw:text-style-name="P4" draw:layer="layout" svg:x1="6.985cm" svg:y1="6.223cm" svg:x2="8.255cm" svg:y2="4.572cm" draw:start-shape="id3" draw:end-shape="id2" svg:d="M6985 6223h635v-1651h635" svg:viewBox="0 0 1271 1652">
              <text:p/>
            </draw:connector>
            <draw:connector draw:style-name="gr6" draw:text-style-name="P4" draw:layer="layout" svg:x1="6.985cm" svg:y1="4.572cm" svg:x2="8.255cm" svg:y2="4.572cm" draw:start-shape="id4" draw:end-shape="id2" svg:d="M6985 4572h1270" svg:viewBox="0 0 1271 1">
              <text:p/>
            </draw:connector>
            <draw:connector draw:style-name="gr6" draw:text-style-name="P4" draw:layer="layout" svg:x1="6.985cm" svg:y1="7.874cm" svg:x2="8.255cm" svg:y2="7.874cm" draw:start-shape="id5" draw:end-shape="id6" svg:d="M6985 7874h1270" svg:viewBox="0 0 1271 1">
              <text:p/>
            </draw:connector>
            <draw:connector draw:style-name="gr6" draw:text-style-name="P4" draw:layer="layout" svg:x1="6.985cm" svg:y1="9.525cm" svg:x2="8.255cm" svg:y2="9.525cm" draw:start-shape="id7" draw:end-shape="id8" svg:d="M6985 9525h1270" svg:viewBox="0 0 1271 1">
              <text:p/>
            </draw:connector>
            <draw:connector draw:style-name="gr6" draw:text-style-name="P4" draw:layer="layout" svg:x1="6.985cm" svg:y1="11.176cm" svg:x2="8.255cm" svg:y2="12.001cm" draw:start-shape="id9" draw:end-shape="id10" svg:d="M6985 11176h635v825h635" svg:viewBox="0 0 1271 826">
              <text:p/>
            </draw:connector>
            <draw:connector draw:style-name="gr6" draw:text-style-name="P4" draw:layer="layout" svg:x1="6.985cm" svg:y1="12.827cm" svg:x2="8.255cm" svg:y2="12.001cm" draw:start-shape="id11" draw:end-shape="id10" svg:d="M6985 12827h635v-826h635" svg:viewBox="0 0 1271 827">
              <text:p/>
            </draw:connector>
            <draw:custom-shape draw:style-name="gr7" draw:text-style-name="P5" draw:layer="layout" svg:width="5.08cm" svg:height="1.27cm" svg:x="1.905cm" svg:y="0.889cm">
              <text:p text:style-name="P2"><text:span text:style-name="T1">OS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5.08cm" svg:height="1.27cm" svg:x="8.255cm" svg:y="0.889cm">
              <text:p text:style-name="P2"><text:span text:style-name="T1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6T13:30:01.164824708</meta:creation-date>
    <meta:editing-duration>PT37M48S</meta:editing-duration>
    <meta:editing-cycles>6</meta:editing-cycles>
    <meta:generator>LibreOffice/6.0.7.3$Linux_X86_64 LibreOffice_project/00m0$Build-3</meta:generator>
    <dc:date>2021-04-13T14:34:00.236619628</dc:date>
    <meta:document-statistic meta:object-count="23"/>
  </office:meta>
</office:document-meta>
</file>